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3年2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8"/>February <text:s text:c="2"/>- 2014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91975" calcext:value-type="float">
            <text:p><text:s/>591,975 </text:p>
          </table:table-cell>
          <table:table-cell table:style-name="ce30" office:value-type="float" office:value="1661" calcext:value-type="float">
            <text:p><text:s/>1,661 </text:p>
          </table:table-cell>
          <table:table-cell table:style-name="ce30" office:value-type="float" office:value="30605" calcext:value-type="float">
            <text:p><text:s/>30,60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555851" calcext:value-type="float">
            <text:p><text:s/>555,851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584" calcext:value-type="float">
            <text:p><text:s/>584 </text:p>
          </table:table-cell>
          <table:table-cell table:style-name="ce30" office:value-type="float" office:value="3181" calcext:value-type="float">
            <text:p><text:s/>3,181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196" calcext:value-type="float">
            <text:p><text:s/>196 </text:p>
          </table:table-cell>
          <table:table-cell table:style-name="ce30" office:value-type="float" office:value="3213" calcext:value-type="float">
            <text:p><text:s/>3,213 </text:p>
          </table:table-cell>
          <table:table-cell table:style-name="ce30" office:value-type="float" office:value="2338" calcext:value-type="float">
            <text:p><text:s/>2,338 </text:p>
          </table:table-cell>
          <table:table-cell table:style-name="ce30" office:value-type="float" office:value="875" calcext:value-type="float">
            <text:p><text:s/>875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84619" calcext:value-type="float">
            <text:p><text:s/>184,619 </text:p>
          </table:table-cell>
          <table:table-cell table:style-name="ce30" office:value-type="float" office:value="463" calcext:value-type="float">
            <text:p><text:s/>463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82110" calcext:value-type="float">
            <text:p><text:s/>182,110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247" calcext:value-type="float">
            <text:p><text:s/>247 </text:p>
          </table:table-cell>
          <table:table-cell table:style-name="ce30" office:value-type="float" office:value="1552" calcext:value-type="float">
            <text:p><text:s/>1,55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3" calcext:value-type="float">
            <text:p><text:s/>103 </text:p>
          </table:table-cell>
          <table:table-cell table:style-name="ce30" office:value-type="float" office:value="1070" calcext:value-type="float">
            <text:p><text:s/>1,070 </text:p>
          </table:table-cell>
          <table:table-cell table:style-name="ce30" office:value-type="float" office:value="957" calcext:value-type="float">
            <text:p><text:s/>957 </text:p>
          </table:table-cell>
          <table:table-cell table:style-name="ce30" office:value-type="float" office:value="113" calcext:value-type="float">
            <text:p><text:s/>113 </text:p>
          </table:table-cell>
          <table:table-cell table:number-columns-repeated="2" table:style-name="ce30" office:value-type="float" office:value="3" calcext:value-type="float">
            <text:p><text:s/>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3009" calcext:value-type="float">
            <text:p><text:s/>83,009 </text:p>
          </table:table-cell>
          <table:table-cell table:style-name="ce30" office:value-type="float" office:value="292" calcext:value-type="float">
            <text:p><text:s/>292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5934" calcext:value-type="float">
            <text:p><text:s/>75,93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78" calcext:value-type="float">
            <text:p><text:s/>178 </text:p>
          </table:table-cell>
          <table:table-cell table:style-name="ce30" office:value-type="float" office:value="288" calcext:value-type="float">
            <text:p><text:s/>28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6" calcext:value-type="float">
            <text:p><text:s/>26 </text:p>
          </table:table-cell>
          <table:table-cell table:style-name="ce30" office:value-type="float" office:value="313" calcext:value-type="float">
            <text:p><text:s/>313 </text:p>
          </table:table-cell>
          <table:table-cell table:style-name="ce30" office:value-type="float" office:value="225" calcext:value-type="float">
            <text:p><text:s/>225 </text:p>
          </table:table-cell>
          <table:table-cell table:style-name="ce30" office:value-type="float" office:value="88" calcext:value-type="float">
            <text:p><text:s/>88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5489" calcext:value-type="float">
            <text:p><text:s/>55,489 </text:p>
          </table:table-cell>
          <table:table-cell table:style-name="ce30" office:value-type="float" office:value="72" calcext:value-type="float">
            <text:p><text:s/>72 </text:p>
          </table:table-cell>
          <table:table-cell table:style-name="ce30" office:value-type="float" office:value="9935" calcext:value-type="float">
            <text:p><text:s/>9,93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45202" calcext:value-type="float">
            <text:p><text:s/>45,20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8" calcext:value-type="float">
            <text:p><text:s/>28 </text:p>
          </table:table-cell>
          <table:table-cell table:style-name="ce30" office:value-type="float" office:value="217" calcext:value-type="float">
            <text:p><text:s/>21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165" calcext:value-type="float">
            <text:p><text:s/>165 </text:p>
          </table:table-cell>
          <table:table-cell table:style-name="ce30" office:value-type="float" office:value="135" calcext:value-type="float">
            <text:p><text:s/>135 </text:p>
          </table:table-cell>
          <table:table-cell table:style-name="ce30" office:value-type="float" office:value="30" calcext:value-type="float">
            <text:p><text:s/>3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2270" calcext:value-type="float">
            <text:p><text:s/>22,270 </text:p>
          </table:table-cell>
          <table:table-cell table:style-name="ce30" office:value-type="float" office:value="47" calcext:value-type="float">
            <text:p><text:s/>47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417" calcext:value-type="float">
            <text:p><text:s/>18,41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7" calcext:value-type="float">
            <text:p><text:s/>37 </text:p>
          </table:table-cell>
          <table:table-cell table:style-name="ce30" office:value-type="float" office:value="118" calcext:value-type="float">
            <text:p><text:s/>11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number-columns-repeated="2" table:style-name="ce30" office:value-type="float" office:value="126" calcext:value-type="float">
            <text:p><text:s/>12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7506" calcext:value-type="float">
            <text:p><text:s/>117,506 </text:p>
          </table:table-cell>
          <table:table-cell table:style-name="ce30" office:value-type="float" office:value="672" calcext:value-type="float">
            <text:p><text:s/>672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6688" calcext:value-type="float">
            <text:p><text:s/>116,68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7" calcext:value-type="float">
            <text:p><text:s/>77 </text:p>
          </table:table-cell>
          <table:table-cell table:style-name="ce30" office:value-type="float" office:value="316" calcext:value-type="float">
            <text:p><text:s/>31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" calcext:value-type="float">
            <text:p><text:s/>18 </text:p>
          </table:table-cell>
          <table:table-cell table:style-name="ce30" office:value-type="float" office:value="910" calcext:value-type="float">
            <text:p><text:s/>910 </text:p>
          </table:table-cell>
          <table:table-cell table:style-name="ce30" office:value-type="float" office:value="333" calcext:value-type="float">
            <text:p><text:s/>333 </text:p>
          </table:table-cell>
          <table:table-cell table:style-name="ce30" office:value-type="float" office:value="577" calcext:value-type="float">
            <text:p><text:s/>577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26224" calcext:value-type="float">
            <text:p><text:s/>126,224 </text:p>
          </table:table-cell>
          <table:table-cell table:style-name="ce30" office:value-type="float" office:value="115" calcext:value-type="float">
            <text:p><text:s/>115 </text:p>
          </table:table-cell>
          <table:table-cell table:style-name="ce30" office:value-type="float" office:value="9849" calcext:value-type="float">
            <text:p><text:s/>9,84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115141" calcext:value-type="float">
            <text:p><text:s/>115,14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7" calcext:value-type="float">
            <text:p><text:s/>17 </text:p>
          </table:table-cell>
          <table:table-cell table:style-name="ce30" office:value-type="float" office:value="674" calcext:value-type="float">
            <text:p><text:s/>674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28" calcext:value-type="float">
            <text:p><text:s/>28 </text:p>
          </table:table-cell>
          <table:table-cell table:style-name="ce30" office:value-type="float" office:value="627" calcext:value-type="float">
            <text:p><text:s/>627 </text:p>
          </table:table-cell>
          <table:table-cell table:style-name="ce30" office:value-type="float" office:value="560" calcext:value-type="float">
            <text:p><text:s/>560 </text:p>
          </table:table-cell>
          <table:table-cell table:style-name="ce30" office:value-type="float" office:value="67" calcext:value-type="float">
            <text:p><text:s/>67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830" calcext:value-type="float">
            <text:p><text:s/>2,830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31" calcext:value-type="float">
            <text:p><text:s/>1,13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3191" calcext:value-type="float">
            <text:p><text:s/>43,191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755" calcext:value-type="float">
            <text:p><text:s/>41,75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00" calcext:value-type="float">
            <text:p><text:s/>4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302" calcext:value-type="float">
            <text:p><text:s/>30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567" calcext:value-type="float">
            <text:p><text:s/>5,567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57" calcext:value-type="float">
            <text:p><text:s/>4,35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3" calcext:value-type="float">
            <text:p><text:s/>53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2214" calcext:value-type="float">
            <text:p><text:s/>2,214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168" calcext:value-type="float">
            <text:p><text:s/>2,16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33" calcext:value-type="float">
            <text:p><text:s/>3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7175" calcext:value-type="float">
            <text:p><text:s/>7,175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881" calcext:value-type="float">
            <text:p><text:s/>6,8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47" calcext:value-type="float">
            <text:p><text:s/>1,9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31" calcext:value-type="float">
            <text:p><text:s/>1,83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454" calcext:value-type="float">
            <text:p><text:s/>2,454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14" calcext:value-type="float">
            <text:p><text:s/>2,1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814" calcext:value-type="float">
            <text:p><text:s/>2,8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28" calcext:value-type="float">
            <text:p><text:s/>2,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65" calcext:value-type="float">
            <text:p><text:s/>13,065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98" calcext:value-type="float">
            <text:p><text:s/>12,19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828" calcext:value-type="float">
            <text:p><text:s/>82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782" calcext:value-type="float">
            <text:p><text:s/>7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9" calcext:value-type="float">
            <text:p><text:s/>1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711" calcext:value-type="float">
            <text:p><text:s/>2,711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710" calcext:value-type="float">
            <text:p><text:s/>2,710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85" calcext:value-type="float">
            <text:p><text:s/>85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84" calcext:value-type="float">
            <text:p><text:s/>84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575" calcext:value-type="float">
            <text:p><text:s/>17,575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598" calcext:value-type="float">
            <text:p><text:s/>16,59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6" calcext:value-type="float">
            <text:p><text:s/>46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557" calcext:value-type="float">
            <text:p><text:s/>7,557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7422" calcext:value-type="float">
            <text:p><text:s/>7,4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6" calcext:value-type="float">
            <text:p><text:s/>6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211" calcext:value-type="float">
            <text:p><text:s/>16,2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682" calcext:value-type="float">
            <text:p><text:s/>12,6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858" calcext:value-type="float">
            <text:p><text:s/>2,85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359" calcext:value-type="float">
            <text:p><text:s/>2,35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6" calcext:value-type="float">
            <text:p><text:s/>1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2" calcext:value-type="float">
            <text:p><text:s/>2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319" calcext:value-type="float">
            <text:p><text:s/>2,31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302" calcext:value-type="float">
            <text:p><text:s/>2,30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39" calcext:value-type="float">
            <text:p><text:s/>53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4-04-10T15:51:20</dc:date>
    <meta:print-date>2013-12-12T11:50:57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